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218" officeooo:paragraph-rsid="00132218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color="#cccccc" loext:opacity="100%" style:font-name="Consolas" fo:font-size="10.5pt" fo:font-weight="normal" officeooo:rsid="00132218" officeooo:paragraph-rsid="00132218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T1" style:family="text">
      <style:text-properties fo:color="#d4d4d4" loext:opacity="100%"/>
    </style:style>
    <style:style style:name="T2" style:family="text">
      <style:text-properties fo:color="#d4d4d4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b5cea8" loext:opacity="100%"/>
    </style:style>
    <style:style style:name="T9" style:family="text">
      <style:text-properties fo:color="#b5cea8" loext:opacity="100%" style:font-name="Consolas" fo:font-size="10.5pt" fo:font-weight="normal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10.5pt" fo:font-weight="normal"/>
    </style:style>
    <style:style style:name="T15" style:family="text">
      <style:text-properties fo:color="#9cdcf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se python</text:p>
      <text:p text:style-name="P1"/>
      <text:p text:style-name="P1">1)</text:p>
      <text:p text:style-name="P3">age <text:span text:style-name="T1">=</text:span> <text:span text:style-name="T3">int</text:span>(<text:span text:style-name="T4">input</text:span>(<text:span text:style-name="T6">"Give me your age: "</text:span>))</text:p>
      <text:p text:style-name="P2"><text:span text:style-name="T4">print</text:span>(<text:span text:style-name="T6">"You will be 100 yo in "</text:span>, <text:span text:style-name="T8">2023</text:span><text:span text:style-name="T1">+</text:span>(<text:span text:style-name="T8">100</text:span><text:span text:style-name="T1">-</text:span>age))</text:p>
      <text:p text:style-name="P1"/>
      <text:p text:style-name="P1">2)</text:p>
      <text:p text:style-name="P3">a <text:span text:style-name="T1">=</text:span> <text:span text:style-name="T3">int</text:span>(<text:span text:style-name="T4">input</text:span>(<text:span text:style-name="T6">"Enter a number: "</text:span>))</text:p>
      <text:p text:style-name="P2"><text:span text:style-name="T10">if</text:span> a<text:span text:style-name="T1">%</text:span><text:span text:style-name="T8">2</text:span><text:span text:style-name="T1">==</text:span><text:span text:style-name="T8">0</text:span>:</text:p>
      <text:p text:style-name="P4">    <text:span text:style-name="T5">print</text:span><text:span text:style-name="T12">(a, </text:span><text:span text:style-name="T7">" is an even number."</text:span><text:span text:style-name="T12">)</text:span></text:p>
      <text:p text:style-name="P2"><text:span text:style-name="T10">else</text:span>:</text:p>
      <text:p text:style-name="P4">    <text:span text:style-name="T5">print</text:span><text:span text:style-name="T12">(a, </text:span><text:span text:style-name="T7">"is an odd number."</text:span><text:span text:style-name="T12">)</text:span></text:p>
      <text:p text:style-name="P5"/>
      <text:p text:style-name="P2"><text:span text:style-name="T10">if</text:span> a<text:span text:style-name="T1">%</text:span><text:span text:style-name="T8">4</text:span><text:span text:style-name="T1">==</text:span><text:span text:style-name="T8">0</text:span>:</text:p>
      <text:p text:style-name="P4">    <text:span text:style-name="T5">print</text:span><text:span text:style-name="T12">(a, </text:span><text:span text:style-name="T7">"is a multiply of 4."</text:span><text:span text:style-name="T12">)</text:span></text:p>
      <text:p text:style-name="P5"/>
      <text:p text:style-name="P2">b <text:span text:style-name="T1">=</text:span> <text:span text:style-name="T3">int</text:span>(<text:span text:style-name="T4">input</text:span>(<text:span text:style-name="T6">"Enter a number: "</text:span>))</text:p>
      <text:p text:style-name="P2">c <text:span text:style-name="T1">=</text:span> <text:span text:style-name="T3">int</text:span>(<text:span text:style-name="T4">input</text:span>(<text:span text:style-name="T6">"Enter another number: "</text:span>))</text:p>
      <text:p text:style-name="P2"><text:span text:style-name="T10">if</text:span> b<text:span text:style-name="T1">%</text:span>c<text:span text:style-name="T1">==</text:span><text:span text:style-name="T8">0</text:span>:</text:p>
      <text:p text:style-name="P4">    <text:span text:style-name="T5">print</text:span><text:span text:style-name="T12">(b, </text:span><text:span text:style-name="T7">"is divisible by"</text:span><text:span text:style-name="T12">, c, </text:span><text:span text:style-name="T7">"."</text:span><text:span text:style-name="T12">)</text:span></text:p>
      <text:p text:style-name="P2"><text:span text:style-name="T10">else</text:span>:</text:p>
      <text:p text:style-name="P4">    <text:span text:style-name="T5">print</text:span><text:span text:style-name="T12">(b, </text:span><text:span text:style-name="T7">"isn't divisible by"</text:span><text:span text:style-name="T12">, c, </text:span><text:span text:style-name="T7">"."</text:span><text:span text:style-name="T12">)</text:span></text:p>
      <text:p text:style-name="P1"/>
      <text:p text:style-name="P1"/>
      <text:p text:style-name="P1">3)</text:p>
      <text:p text:style-name="P3">A <text:span text:style-name="T1">=</text:span> [<text:span text:style-name="T8">1</text:span>, <text:span text:style-name="T8">1</text:span>, <text:span text:style-name="T8">2</text:span>, <text:span text:style-name="T8">3</text:span>, <text:span text:style-name="T8">5</text:span>, <text:span text:style-name="T8">8</text:span>, <text:span text:style-name="T8">13</text:span>, <text:span text:style-name="T8">21</text:span>, <text:span text:style-name="T8">34</text:span>, <text:span text:style-name="T8">55</text:span>, <text:span text:style-name="T8">89</text:span>]</text:p>
      <text:p text:style-name="P2">B<text:span text:style-name="T1">=</text:span>[]</text:p>
      <text:p text:style-name="P2">C<text:span text:style-name="T1">=</text:span>[]</text:p>
      <text:p text:style-name="P5"/>
      <text:p text:style-name="P6">#!!!wazna skladnia!!!</text:p>
      <text:p text:style-name="P2"><text:span text:style-name="T10">for</text:span> i <text:span text:style-name="T10">in</text:span> A:</text:p>
      <text:p text:style-name="P4">    <text:span text:style-name="T11">if</text:span><text:span text:style-name="T12"> i</text:span><text:span text:style-name="T2">&lt;</text:span><text:span text:style-name="T9">5</text:span><text:span text:style-name="T12">:</text:span></text:p>
      <text:p text:style-name="P4">        <text:span text:style-name="T5">print</text:span><text:span text:style-name="T12">(i)</text:span></text:p>
      <text:p text:style-name="P5"/>
      <text:p text:style-name="P2"><text:span text:style-name="T10">for</text:span> i <text:span text:style-name="T10">in</text:span> A:</text:p>
      <text:p text:style-name="P4">    <text:span text:style-name="T11">if</text:span><text:span text:style-name="T12"> i</text:span><text:span text:style-name="T2">&lt;</text:span><text:span text:style-name="T9">5</text:span><text:span text:style-name="T12">:</text:span></text:p>
      <text:p text:style-name="P4">        <text:span text:style-name="T12">B.append(i)</text:span></text:p>
      <text:p text:style-name="P5"/>
      <text:p text:style-name="P2"><text:span text:style-name="T4">print</text:span>(<text:span text:style-name="T6">"B = "</text:span>, B)</text:p>
      <text:p text:style-name="P5"/>
      <text:p text:style-name="P2">entered <text:span text:style-name="T1">=</text:span> <text:span text:style-name="T3">int</text:span>(<text:span text:style-name="T4">input</text:span>(<text:span text:style-name="T6">"Enter a number: "</text:span>))</text:p>
      <text:p text:style-name="P2"><text:span text:style-name="T10">for</text:span> i <text:span text:style-name="T10">in</text:span> A:</text:p>
      <text:p text:style-name="P4">    <text:span text:style-name="T11">if</text:span><text:span text:style-name="T12"> i</text:span><text:span text:style-name="T2">&lt;</text:span><text:span text:style-name="T12">entered:</text:span></text:p>
      <text:p text:style-name="P4">        <text:span text:style-name="T12">C.append(i)</text:span></text:p>
      <text:p text:style-name="P2"><text:span text:style-name="T4">print</text:span>(<text:span text:style-name="T6">"Numbers smaller than"</text:span>, entered, <text:span text:style-name="T6">"in A are"</text:span>, 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)</text:p>
      <text:p text:style-name="P3">a <text:span text:style-name="T1">=</text:span> <text:span text:style-name="T3">int</text:span>(<text:span text:style-name="T4">input</text:span>(<text:span text:style-name="T6">"Enter a number: "</text:span>))</text:p>
      <text:p text:style-name="P2">x <text:span text:style-name="T1">=</text:span> <text:span text:style-name="T4">range</text:span>(<text:span text:style-name="T8">1</text:span>, a<text:span text:style-name="T1">+</text:span><text:span text:style-name="T8">1</text:span>)</text:p>
      <text:p text:style-name="P2"><text:span text:style-name="T10">for</text:span> i <text:span text:style-name="T10">in</text:span> x:</text:p>
      <text:p text:style-name="P4">    <text:span text:style-name="T11">if</text:span><text:span text:style-name="T12"> a</text:span><text:span text:style-name="T2">%</text:span><text:span text:style-name="T12">i</text:span><text:span text:style-name="T2">==</text:span><text:span text:style-name="T9">0</text:span><text:span text:style-name="T12">:</text:span></text:p>
      <text:p text:style-name="P4">        <text:span text:style-name="T5">print</text:span><text:span text:style-name="T12">(i)</text:span></text:p>
      <text:p text:style-name="P1"/>
      <text:p text:style-name="P1"/>
      <text:p text:style-name="P1">5)</text:p>
      <text:p text:style-name="P3"><text:span text:style-name="T10">import</text:span> random</text:p>
      <text:p text:style-name="P2">list1<text:span text:style-name="T1">=</text:span>[]</text:p>
      <text:p text:style-name="P2">list2<text:span text:style-name="T1">=</text:span>[]</text:p>
      <text:p text:style-name="P2">A <text:span text:style-name="T1">=</text:span> [<text:span text:style-name="T8">1</text:span>, <text:span text:style-name="T8">1</text:span>, <text:span text:style-name="T8">2</text:span>, <text:span text:style-name="T8">3</text:span>, <text:span text:style-name="T8">5</text:span>, <text:span text:style-name="T8">8</text:span>, <text:span text:style-name="T8">13</text:span>, <text:span text:style-name="T8">21</text:span>, <text:span text:style-name="T8">34</text:span>, <text:span text:style-name="T8">55</text:span>, <text:span text:style-name="T8">89</text:span>]</text:p>
      <text:p text:style-name="P2">B <text:span text:style-name="T1">=</text:span> [<text:span text:style-name="T8">1</text:span>, <text:span text:style-name="T8">2</text:span>, <text:span text:style-name="T8">3</text:span>, <text:span text:style-name="T8">4</text:span>, <text:span text:style-name="T8">5</text:span>, <text:span text:style-name="T8">6</text:span>, <text:span text:style-name="T8">7</text:span>, <text:span text:style-name="T8">8</text:span>, <text:span text:style-name="T8">9</text:span>, <text:span text:style-name="T8">10</text:span>, <text:span text:style-name="T8">11</text:span>, <text:span text:style-name="T8">12</text:span>, <text:span text:style-name="T8">13</text:span>]</text:p>
      <text:p text:style-name="P5"/>
      <text:p text:style-name="P2"><text:span text:style-name="T13">def</text:span> <text:span text:style-name="T4">finding</text:span>(<text:span text:style-name="T15">C</text:span>, <text:span text:style-name="T15">D</text:span>):</text:p>
      <text:p text:style-name="P4">    <text:span text:style-name="T11">for</text:span><text:span text:style-name="T12"> i </text:span><text:span text:style-name="T11">in</text:span><text:span text:style-name="T12"> C:</text:span></text:p>
      <text:p text:style-name="P4">        <text:span text:style-name="T11">if</text:span><text:span text:style-name="T12"> i </text:span><text:span text:style-name="T14">in</text:span><text:span text:style-name="T12"> C </text:span><text:span text:style-name="T14">and</text:span><text:span text:style-name="T12"> i </text:span><text:span text:style-name="T14">in</text:span><text:span text:style-name="T12"> D:</text:span></text:p>
      <text:p text:style-name="P4">            <text:span text:style-name="T5">print</text:span><text:span text:style-name="T12">(i)</text:span></text:p>
      <text:p text:style-name="P5"/>
      <text:p text:style-name="P2"><text:span text:style-name="T10">if</text:span> <text:span text:style-name="T4">len</text:span>(A)<text:span text:style-name="T1">&gt;</text:span><text:span text:style-name="T4">len</text:span>(B):</text:p>
      <text:p text:style-name="P4">    <text:span text:style-name="T12">finding(A, B)</text:span></text:p>
      <text:p text:style-name="P2"><text:span text:style-name="T10">else</text:span>:</text:p>
      <text:p text:style-name="P4">    <text:span text:style-name="T12">finding(B, A)</text:span></text:p>
      <text:p text:style-name="P5"/>
      <text:p text:style-name="P2">length <text:span text:style-name="T1">=</text:span> random.randint(<text:span text:style-name="T8">1</text:span>, <text:span text:style-name="T8">20</text:span>)</text:p>
      <text:p text:style-name="P2"><text:span text:style-name="T10">while</text:span> length<text:span text:style-name="T1">&gt;=</text:span><text:span text:style-name="T8">0</text:span>:</text:p>
      <text:p text:style-name="P4">    <text:span text:style-name="T12">list1.append(random.randint(</text:span><text:span text:style-name="T9">1</text:span><text:span text:style-name="T12">,</text:span><text:span text:style-name="T9">15</text:span><text:span text:style-name="T12">))</text:span></text:p>
      <text:p text:style-name="P4">    <text:span text:style-name="T12">length</text:span><text:span text:style-name="T2">=</text:span><text:span text:style-name="T12">length</text:span><text:span text:style-name="T2">-</text:span><text:span text:style-name="T9">1</text:span></text:p>
      <text:p text:style-name="P5"/>
      <text:p text:style-name="P2">length <text:span text:style-name="T1">=</text:span> random.randint(<text:span text:style-name="T8">1</text:span>, <text:span text:style-name="T8">20</text:span>)</text:p>
      <text:p text:style-name="P2"><text:span text:style-name="T10">while</text:span> length<text:span text:style-name="T1">&gt;=</text:span><text:span text:style-name="T8">0</text:span>:</text:p>
      <text:p text:style-name="P4">    <text:span text:style-name="T12">list2.append(random.randint(</text:span><text:span text:style-name="T9">1</text:span><text:span text:style-name="T12">,</text:span><text:span text:style-name="T9">20</text:span><text:span text:style-name="T12">))</text:span></text:p>
      <text:p text:style-name="P4">    <text:span text:style-name="T12">length</text:span><text:span text:style-name="T2">=</text:span><text:span text:style-name="T12">length</text:span><text:span text:style-name="T2">-</text:span><text:span text:style-name="T9">1</text:span></text:p>
      <text:p text:style-name="P5"/>
      <text:p text:style-name="P2"><text:span text:style-name="T4">print</text:span>(list1, list2)</text:p>
      <text:p text:style-name="P5"/>
      <text:p text:style-name="P2"><text:span text:style-name="T10">if</text:span> <text:span text:style-name="T4">len</text:span>(list1)<text:span text:style-name="T1">&gt;</text:span><text:span text:style-name="T4">len</text:span>(list2):</text:p>
      <text:p text:style-name="P4">    <text:span text:style-name="T12">finding(list1, list2)</text:span></text:p>
      <text:p text:style-name="P2"><text:span text:style-name="T10">else</text:span>:</text:p>
      <text:p text:style-name="P4">    <text:span text:style-name="T12">finding(list2, list1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4T20:01:51.961000000</meta:creation-date>
    <dc:date>2023-11-14T20:03:32.039000000</dc:date>
    <meta:editing-duration>PT1M42S</meta:editing-duration>
    <meta:editing-cycles>1</meta:editing-cycles>
    <meta:document-statistic meta:table-count="0" meta:image-count="0" meta:object-count="0" meta:page-count="2" meta:paragraph-count="68" meta:word-count="230" meta:character-count="1401" meta:non-whitespace-character-count="1115"/>
    <meta:generator>LibreOffice/7.2.1.2$Windows_X86_64 LibreOffice_project/87b77fad49947c1441b67c559c339af8f3517e22</meta:generator>
  </office:meta>
</office:document-meta>
</file>